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4.4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21.27cm" svg:y="10.777cm">
            <draw:object draw:notify-on-update-of-ranges="Sheet1.B3:Sheet1.B3 Sheet1.B4:Sheet1.B8 Sheet1.C3:Sheet1.C3 Sheet1.C4:Sheet1.C8 Sheet1.D3:Sheet1.D3 Sheet1.D4:Sheet1.D8 Sheet1.E3:Sheet1.E3 Sheet1.E4:Sheet1.E8 Sheet1.F3:Sheet1.F3 Sheet1.F4:Sheet1.F8 Sheet1.G3:Sheet1.G3 Sheet1.G4:Sheet1.G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8.735cm" svg:y="10.646cm">
            <draw:object draw:notify-on-update-of-ranges="Sheet1.I3:Sheet1.I3 Sheet1.I4:Sheet1.I8 Sheet1.J3:Sheet1.J3 Sheet1.J4:Sheet1.J8 Sheet1.K3:Sheet1.K3 Sheet1.K4:Sheet1.K8 Sheet1.L3:Sheet1.L3 Sheet1.L4:Sheet1.L8 Sheet1.M3:Sheet1.M3 Sheet1.M4:Sheet1.M8 Sheet1.N3:Sheet1.N3 Sheet1.N4:Sheet1.N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3" table:default-cell-style-name="ce3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Tiempo de respuesta</text:p>
          </table:table-cell>
          <table:covered-table-cell table:style-name="ce2" office:value-type="float" office:value="5" calcext:value-type="float">
            <text:p>5</text:p>
          </table:covered-table-cell>
          <table:covered-table-cell table:style-name="ce2" office:value-type="float" office:value="4" calcext:value-type="float">
            <text:p>4</text:p>
          </table:covered-table-cell>
          <table:covered-table-cell table:style-name="ce2" office:value-type="float" office:value="3" calcext:value-type="float">
            <text:p>3</text:p>
          </table:covered-table-cell>
          <table:covered-table-cell table:style-name="ce2" office:value-type="float" office:value="2" calcext:value-type="float">
            <text:p>2</text:p>
          </table:covered-table-cell>
          <table:covered-table-cell table:style-name="ce2" office:value-type="float" office:value="1" calcext:value-type="float">
            <text:p>1</text:p>
          </table:covered-table-cell>
          <table:table-cell/>
          <table:table-cell table:style-name="ce2" office:value-type="string" calcext:value-type="string" table:number-columns-spanned="6" table:number-rows-spanned="1">
            <text:p>producitivdad</text:p>
          </table:table-cell>
          <table:covered-table-cell table:style-name="ce2" office:value-type="float" office:value="5" calcext:value-type="float">
            <text:p>5</text:p>
          </table:covered-table-cell>
          <table:covered-table-cell table:style-name="ce2" office:value-type="float" office:value="4" calcext:value-type="float">
            <text:p>4</text:p>
          </table:covered-table-cell>
          <table:covered-table-cell table:style-name="ce2" office:value-type="float" office:value="3" calcext:value-type="float">
            <text:p>3</text:p>
          </table:covered-table-cell>
          <table:covered-table-cell table:style-name="ce2" office:value-type="float" office:value="2" calcext:value-type="float">
            <text:p>2</text:p>
          </table:covered-table-cell>
          <table:covered-table-cell table:style-name="ce2" office:value-type="float" office:value="1" calcext:value-type="float">
            <text:p>1</text:p>
          </table:covered-table-cell>
        </table:table-row>
        <table:table-row table:style-name="ro1">
          <table:table-cell/>
          <table:table-cell table:style-name="ce2" office:value-type="string" calcext:value-type="string">
            <text:p>6 cpu</text:p>
          </table:table-cell>
          <table:table-cell table:style-name="Default" office:value-type="string" calcext:value-type="string">
            <text:p>5 cpu</text:p>
          </table:table-cell>
          <table:table-cell table:style-name="Default" office:value-type="string" calcext:value-type="string">
            <text:p>4 cpu</text:p>
          </table:table-cell>
          <table:table-cell table:style-name="ce2" office:value-type="string" calcext:value-type="string">
            <text:p>3 cpu</text:p>
          </table:table-cell>
          <table:table-cell table:style-name="Default" office:value-type="string" calcext:value-type="string">
            <text:p>2 cpu</text:p>
          </table:table-cell>
          <table:table-cell table:style-name="ce2" office:value-type="string" calcext:value-type="string">
            <text:p>1 cpu</text:p>
          </table:table-cell>
          <table:table-cell/>
          <table:table-cell table:style-name="ce2" office:value-type="string" calcext:value-type="string">
            <text:p>6 cpu</text:p>
          </table:table-cell>
          <table:table-cell office:value-type="string" calcext:value-type="string">
            <text:p>5 cpu</text:p>
          </table:table-cell>
          <table:table-cell office:value-type="string" calcext:value-type="string">
            <text:p>4 cpu</text:p>
          </table:table-cell>
          <table:table-cell table:style-name="ce2" office:value-type="string" calcext:value-type="string">
            <text:p>3 cpu</text:p>
          </table:table-cell>
          <table:table-cell office:value-type="string" calcext:value-type="string">
            <text:p>2 cpu</text:p>
          </table:table-cell>
          <table:table-cell table:style-name="ce2" office:value-type="string" calcext:value-type="string">
            <text:p>1 cpu</text:p>
          </table:table-cell>
        </table:table-row>
        <table:table-row table:style-name="ro1">
          <table:table-cell office:value-type="string" calcext:value-type="string">
            <text:p>Nº de CPU</text:p>
          </table:table-cell>
          <table:table-cell office:value-type="float" office:value="661.3483" calcext:value-type="float">
            <text:p>661.3483</text:p>
          </table:table-cell>
          <table:table-cell office:value-type="float" office:value="1026.4953" calcext:value-type="float">
            <text:p>1026.4953</text:p>
          </table:table-cell>
          <table:table-cell office:value-type="float" office:value="1565.9321" calcext:value-type="float">
            <text:p>1565.9321</text:p>
          </table:table-cell>
          <table:table-cell office:value-type="float" office:value="2447.6291" calcext:value-type="float">
            <text:p>2447.6291</text:p>
          </table:table-cell>
          <table:table-cell office:value-type="float" office:value="3128.2179" calcext:value-type="float">
            <text:p>3128.2179</text:p>
          </table:table-cell>
          <table:table-cell office:value-type="float" office:value="7022.9708" calcext:value-type="float">
            <text:p>7022.9708</text:p>
          </table:table-cell>
          <table:table-cell/>
          <table:table-cell office:value-type="float" office:value="302.41" calcext:value-type="float">
            <text:p>302.41</text:p>
          </table:table-cell>
          <table:table-cell office:value-type="float" office:value="194.84" calcext:value-type="float">
            <text:p>194.84</text:p>
          </table:table-cell>
          <table:table-cell office:value-type="float" office:value="127.72" calcext:value-type="float">
            <text:p>127.72</text:p>
          </table:table-cell>
          <table:table-cell office:value-type="float" office:value="81.71" calcext:value-type="float">
            <text:p>81.71</text:p>
          </table:table-cell>
          <table:table-cell office:value-type="float" office:value="63.93" calcext:value-type="float">
            <text:p>63.93</text:p>
          </table:table-cell>
          <table:table-cell office:value-type="float" office:value="28.48" calcext:value-type="float">
            <text:p>28.48</text:p>
          </table:table-cell>
        </table:table-row>
        <table:table-row table:style-name="ro1">
          <table:table-cell/>
          <table:table-cell office:value-type="float" office:value="751.9592" calcext:value-type="float">
            <text:p>751.9592</text:p>
          </table:table-cell>
          <table:table-cell office:value-type="float" office:value="1178.6825" calcext:value-type="float">
            <text:p>1178.6825</text:p>
          </table:table-cell>
          <table:table-cell office:value-type="float" office:value="1399.6268" calcext:value-type="float">
            <text:p>1399.6268</text:p>
          </table:table-cell>
          <table:table-cell office:value-type="float" office:value="1373.435" calcext:value-type="float">
            <text:p>1373.435</text:p>
          </table:table-cell>
          <table:table-cell office:value-type="float" office:value="2830.1423" calcext:value-type="float">
            <text:p>2830.1423</text:p>
          </table:table-cell>
          <table:table-cell office:value-type="float" office:value="7410.0311" calcext:value-type="float">
            <text:p>7410.0311</text:p>
          </table:table-cell>
          <table:table-cell/>
          <table:table-cell office:value-type="float" office:value="265.97" calcext:value-type="float">
            <text:p>265.97</text:p>
          </table:table-cell>
          <table:table-cell office:value-type="float" office:value="169.68" calcext:value-type="float">
            <text:p>169.68</text:p>
          </table:table-cell>
          <table:table-cell office:value-type="float" office:value="142.89" calcext:value-type="float">
            <text:p>142.89</text:p>
          </table:table-cell>
          <table:table-cell office:value-type="float" office:value="145.62" calcext:value-type="float">
            <text:p>145.62</text:p>
          </table:table-cell>
          <table:table-cell office:value-type="float" office:value="70.67" calcext:value-type="float">
            <text:p>70.67</text:p>
          </table:table-cell>
          <table:table-cell office:value-type="float" office:value="26.99" calcext:value-type="float">
            <text:p>26.99</text:p>
          </table:table-cell>
        </table:table-row>
        <table:table-row table:style-name="ro1">
          <table:table-cell/>
          <table:table-cell office:value-type="float" office:value="686.5679" calcext:value-type="float">
            <text:p>686.5679</text:p>
          </table:table-cell>
          <table:table-cell office:value-type="float" office:value="1566.0587" calcext:value-type="float">
            <text:p>1566.0587</text:p>
          </table:table-cell>
          <table:table-cell office:value-type="float" office:value="1391.9706" calcext:value-type="float">
            <text:p>1391.9706</text:p>
          </table:table-cell>
          <table:table-cell office:value-type="float" office:value="1370.7217" calcext:value-type="float">
            <text:p>1370.7217</text:p>
          </table:table-cell>
          <table:table-cell office:value-type="float" office:value="1714.6891" calcext:value-type="float">
            <text:p>1714.6891</text:p>
          </table:table-cell>
          <table:table-cell office:value-type="float" office:value="6847.1798" calcext:value-type="float">
            <text:p>6847.1798</text:p>
          </table:table-cell>
          <table:table-cell/>
          <table:table-cell office:value-type="float" office:value="291.3" calcext:value-type="float">
            <text:p>291.3</text:p>
          </table:table-cell>
          <table:table-cell office:value-type="float" office:value="127.71" calcext:value-type="float">
            <text:p>127.71</text:p>
          </table:table-cell>
          <table:table-cell office:value-type="float" office:value="143.68" calcext:value-type="float">
            <text:p>143.68</text:p>
          </table:table-cell>
          <table:table-cell office:value-type="float" office:value="145.91" calcext:value-type="float">
            <text:p>145.91</text:p>
          </table:table-cell>
          <table:table-cell office:value-type="float" office:value="116.64" calcext:value-type="float">
            <text:p>116.64</text:p>
          </table:table-cell>
          <table:table-cell office:value-type="float" office:value="29.21" calcext:value-type="float">
            <text:p>29.21</text:p>
          </table:table-cell>
        </table:table-row>
        <table:table-row table:style-name="ro1">
          <table:table-cell/>
          <table:table-cell office:value-type="float" office:value="683.6215" calcext:value-type="float">
            <text:p>683.6215</text:p>
          </table:table-cell>
          <table:table-cell office:value-type="float" office:value="1293.81" calcext:value-type="float">
            <text:p>1293.81</text:p>
          </table:table-cell>
          <table:table-cell office:value-type="float" office:value="1421.0338" calcext:value-type="float">
            <text:p>1421.0338</text:p>
          </table:table-cell>
          <table:table-cell office:value-type="float" office:value="1761.7577" calcext:value-type="float">
            <text:p>1761.7577</text:p>
          </table:table-cell>
          <table:table-cell office:value-type="float" office:value="1865.0126" calcext:value-type="float">
            <text:p>1865.0126</text:p>
          </table:table-cell>
          <table:table-cell office:value-type="float" office:value="7788.6967" calcext:value-type="float">
            <text:p>7788.6967</text:p>
          </table:table-cell>
          <table:table-cell/>
          <table:table-cell office:value-type="float" office:value="292.56" calcext:value-type="float">
            <text:p>292.56</text:p>
          </table:table-cell>
          <table:table-cell office:value-type="float" office:value="154.58" calcext:value-type="float">
            <text:p>154.58</text:p>
          </table:table-cell>
          <table:table-cell office:value-type="float" office:value="140.74" calcext:value-type="float">
            <text:p>140.74</text:p>
          </table:table-cell>
          <table:table-cell office:value-type="float" office:value="113.52" calcext:value-type="float">
            <text:p>113.52</text:p>
          </table:table-cell>
          <table:table-cell office:value-type="float" office:value="107.24" calcext:value-type="float">
            <text:p>107.24</text:p>
          </table:table-cell>
          <table:table-cell office:value-type="float" office:value="25.68" calcext:value-type="float">
            <text:p>25.68</text:p>
          </table:table-cell>
        </table:table-row>
        <table:table-row table:style-name="ro1">
          <table:table-cell/>
          <table:table-cell office:value-type="float" office:value="678.2577" calcext:value-type="float">
            <text:p>678.2577</text:p>
          </table:table-cell>
          <table:table-cell office:value-type="float" office:value="789.463" calcext:value-type="float">
            <text:p>789.463</text:p>
          </table:table-cell>
          <table:table-cell office:value-type="float" office:value="1398.5398" calcext:value-type="float">
            <text:p>1398.5398</text:p>
          </table:table-cell>
          <table:table-cell office:value-type="float" office:value="1323.7342" calcext:value-type="float">
            <text:p>1323.7342</text:p>
          </table:table-cell>
          <table:table-cell office:value-type="float" office:value="1986.9242" calcext:value-type="float">
            <text:p>1986.9242</text:p>
          </table:table-cell>
          <table:table-cell office:value-type="float" office:value="6247.1625" calcext:value-type="float">
            <text:p>6247.1625</text:p>
          </table:table-cell>
          <table:table-cell/>
          <table:table-cell office:value-type="float" office:value="294.87" calcext:value-type="float">
            <text:p>294.87</text:p>
          </table:table-cell>
          <table:table-cell office:value-type="float" office:value="253.34" calcext:value-type="float">
            <text:p>253.34</text:p>
          </table:table-cell>
          <table:table-cell office:value-type="float" office:value="143.01" calcext:value-type="float">
            <text:p>143.01</text:p>
          </table:table-cell>
          <table:table-cell office:value-type="float" office:value="151.09" calcext:value-type="float">
            <text:p>151.09</text:p>
          </table:table-cell>
          <table:table-cell office:value-type="float" office:value="100.66" calcext:value-type="float">
            <text:p>100.66</text:p>
          </table:table-cell>
          <table:table-cell office:value-type="float" office:value="32.01" calcext:value-type="float">
            <text:p>32.01</text:p>
          </table:table-cell>
        </table:table-row>
        <table:table-row table:style-name="ro1">
          <table:table-cell/>
          <table:table-cell office:value-type="float" office:value="673.7211" calcext:value-type="float">
            <text:p>673.7211</text:p>
          </table:table-cell>
          <table:table-cell/>
          <table:table-cell office:value-type="float" office:value="1482.041" calcext:value-type="float">
            <text:p>1482.041</text:p>
          </table:table-cell>
          <table:table-cell table:number-columns-repeated="4"/>
          <table:table-cell office:value-type="float" office:value="296.86" calcext:value-type="float">
            <text:p>296.86</text:p>
          </table:table-cell>
          <table:table-cell/>
          <table:table-cell office:value-type="float" office:value="134.95" calcext:value-type="float">
            <text:p>134.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9.1504" calcext:value-type="float">
            <text:p>689.1504</text:p>
          </table:table-cell>
          <table:table-cell table:number-columns-repeated="6"/>
          <table:table-cell office:value-type="float" office:value="290.21" calcext:value-type="float">
            <text:p>290.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76.8888" calcext:value-type="float">
            <text:p>676.8888</text:p>
          </table:table-cell>
          <table:table-cell table:number-columns-repeated="6"/>
          <table:table-cell office:value-type="float" office:value="295.47" calcext:value-type="float">
            <text:p>295.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674.7744" calcext:value-type="float">
            <text:p>674.7744</text:p>
          </table:table-cell>
          <table:table-cell table:number-columns-repeated="6"/>
          <table:table-cell office:value-type="float" office:value="296.39" calcext:value-type="float">
            <text:p>296.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681.3636" calcext:value-type="float">
            <text:p>681.3636</text:p>
          </table:table-cell>
          <table:table-cell table:number-columns-repeated="6"/>
          <table:table-cell office:value-type="float" office:value="293.53" calcext:value-type="float">
            <text:p>293.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680.8337" calcext:value-type="float">
            <text:p>680.8337</text:p>
          </table:table-cell>
          <table:table-cell table:number-columns-repeated="6"/>
          <table:table-cell office:value-type="float" office:value="293.76" calcext:value-type="float">
            <text:p>293.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85.1773" calcext:value-type="float">
            <text:p>685.1773</text:p>
          </table:table-cell>
          <table:table-cell table:number-columns-repeated="6"/>
          <table:table-cell office:value-type="float" office:value="291.89" calcext:value-type="float">
            <text:p>291.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676.6458" calcext:value-type="float">
            <text:p>676.6458</text:p>
          </table:table-cell>
          <table:table-cell table:number-columns-repeated="6"/>
          <table:table-cell office:value-type="float" office:value="295.58" calcext:value-type="float">
            <text:p>295.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75.8101" calcext:value-type="float">
            <text:p>675.8101</text:p>
          </table:table-cell>
          <table:table-cell table:number-columns-repeated="6"/>
          <table:table-cell office:value-type="float" office:value="295.94" calcext:value-type="float">
            <text:p>295.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69.0009" calcext:value-type="float">
            <text:p>669.0009</text:p>
          </table:table-cell>
          <table:table-cell table:number-columns-repeated="6"/>
          <table:table-cell office:value-type="float" office:value="298.95" calcext:value-type="float">
            <text:p>298.95</text:p>
          </table:table-cell>
          <table:table-cell table:number-columns-repeated="5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7">00/00/0000</text:date>, <text:time style:data-style-name="N2" text:time-value="18:39:20.718338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6T09:36:53.090641368</meta:creation-date>
    <dc:date>2024-03-27T21:10:26.185511367</dc:date>
    <meta:editing-duration>PT5H4M12S</meta:editing-duration>
    <meta:editing-cycles>24</meta:editing-cycles>
    <meta:generator>LibreOffice/6.4.7.2$Linux_X86_64 LibreOffice_project/40$Build-2</meta:generator>
    <meta:document-statistic meta:table-count="1" meta:cell-count="107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74cm" svg:y="0.316cm" chart:style-name="ch2">
          <text:p>Tiempo de respuesta </text:p>
        </chart:title>
        <chart:legend chart:legend-position="top" svg:x="3.824cm" svg:y="1.28cm" style:legend-expansion="wide" chart:style-name="ch3"/>
        <chart:plot-area chart:style-name="ch4" table:cell-range-address="Sheet1.B3:Sheet1.G8" chart:data-source-has-labels="row" svg:x="1.331cm" svg:y="2.058cm" svg:width="14.349cm" svg:height="5.781cm">
          <chartooo:coordinate-region svg:x="2.323cm" svg:y="2.257cm" svg:width="13.357cm" svg:height="4.935cm"/>
          <chart:axis chart:dimension="x" chart:name="primary-x" chart:style-name="ch5">
            <chart:title svg:x="7.68cm" svg:y="8.019cm" chart:style-name="ch6">
              <text:p>nº muestra</text:p>
            </chart:title>
          </chart:axis>
          <chart:axis chart:dimension="y" chart:name="primary-y" chart:style-name="ch7">
            <chart:title svg:x="0.451cm" svg:y="5.495cm" chart:style-name="ch8">
              <text:p>tiempo</text:p>
            </chart:title>
            <chart:grid chart:style-name="ch9" chart:class="major"/>
          </chart:axis>
          <chart:series chart:style-name="ch10" chart:values-cell-range-address="Sheet1.B4:Sheet1.B8" chart:label-cell-address="Sheet1.B3:Sheet1.B3" chart:class="chart:bar">
            <chart:data-point chart:repeated="5"/>
          </chart:series>
          <chart:series chart:style-name="ch11" chart:values-cell-range-address="Sheet1.C4:Sheet1.C8" chart:label-cell-address="Sheet1.C3:Sheet1.C3" chart:class="chart:bar">
            <chart:data-point chart:repeated="5"/>
          </chart:series>
          <chart:series chart:style-name="ch12" chart:values-cell-range-address="Sheet1.D4:Sheet1.D8" chart:label-cell-address="Sheet1.D3:Sheet1.D3" chart:class="chart:bar">
            <chart:data-point chart:repeated="5"/>
          </chart:series>
          <chart:series chart:style-name="ch13" chart:values-cell-range-address="Sheet1.E4:Sheet1.E8" chart:label-cell-address="Sheet1.E3:Sheet1.E3" chart:class="chart:bar">
            <chart:data-point chart:repeated="5"/>
          </chart:series>
          <chart:series chart:style-name="ch14" chart:values-cell-range-address="Sheet1.F4:Sheet1.F8" chart:label-cell-address="Sheet1.F3:Sheet1.F3" chart:class="chart:bar">
            <chart:data-point chart:repeated="5"/>
          </chart:series>
          <chart:series chart:style-name="ch15" chart:values-cell-range-address="Sheet1.G4:Sheet1.G8" chart:label-cell-address="Sheet1.G3:Sheet1.G3" chart:class="chart:ba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 cpu</text:p>
                <draw:g>
                  <svg:desc>Sheet1.B3:Sheet1.B3</svg:desc>
                </draw:g>
              </table:table-cell>
              <table:table-cell office:value-type="string">
                <text:p>5 cpu</text:p>
                <draw:g>
                  <svg:desc>Sheet1.C3:Sheet1.C3</svg:desc>
                </draw:g>
              </table:table-cell>
              <table:table-cell office:value-type="string">
                <text:p>4 cpu</text:p>
                <draw:g>
                  <svg:desc>Sheet1.D3:Sheet1.D3</svg:desc>
                </draw:g>
              </table:table-cell>
              <table:table-cell office:value-type="string">
                <text:p>3 cpu</text:p>
                <draw:g>
                  <svg:desc>Sheet1.E3:Sheet1.E3</svg:desc>
                </draw:g>
              </table:table-cell>
              <table:table-cell office:value-type="string">
                <text:p>2 cpu</text:p>
                <draw:g>
                  <svg:desc>Sheet1.F3:Sheet1.F3</svg:desc>
                </draw:g>
              </table:table-cell>
              <table:table-cell office:value-type="string">
                <text:p>1 cpu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1.3483">
                <text:p>661.3483</text:p>
                <draw:g>
                  <svg:desc>Sheet1.B4:Sheet1.B8</svg:desc>
                </draw:g>
              </table:table-cell>
              <table:table-cell office:value-type="float" office:value="1026.4953">
                <text:p>1026.4953</text:p>
                <draw:g>
                  <svg:desc>Sheet1.C4:Sheet1.C8</svg:desc>
                </draw:g>
              </table:table-cell>
              <table:table-cell office:value-type="float" office:value="1565.9321">
                <text:p>1565.9321</text:p>
                <draw:g>
                  <svg:desc>Sheet1.D4:Sheet1.D8</svg:desc>
                </draw:g>
              </table:table-cell>
              <table:table-cell office:value-type="float" office:value="2447.6291">
                <text:p>2447.6291</text:p>
                <draw:g>
                  <svg:desc>Sheet1.E4:Sheet1.E8</svg:desc>
                </draw:g>
              </table:table-cell>
              <table:table-cell office:value-type="float" office:value="3128.2179">
                <text:p>3128.2179</text:p>
                <draw:g>
                  <svg:desc>Sheet1.F4:Sheet1.F8</svg:desc>
                </draw:g>
              </table:table-cell>
              <table:table-cell office:value-type="float" office:value="7022.9708">
                <text:p>7022.9708</text:p>
                <draw:g>
                  <svg:desc>Sheet1.G4:Sheet1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1.9592">
                <text:p>751.9592</text:p>
              </table:table-cell>
              <table:table-cell office:value-type="float" office:value="1178.6825">
                <text:p>1178.6825</text:p>
              </table:table-cell>
              <table:table-cell office:value-type="float" office:value="1399.6268">
                <text:p>1399.6268</text:p>
              </table:table-cell>
              <table:table-cell office:value-type="float" office:value="1373.435">
                <text:p>1373.435</text:p>
              </table:table-cell>
              <table:table-cell office:value-type="float" office:value="2830.1423">
                <text:p>2830.1423</text:p>
              </table:table-cell>
              <table:table-cell office:value-type="float" office:value="7410.0311">
                <text:p>7410.03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6.5679">
                <text:p>686.5679</text:p>
              </table:table-cell>
              <table:table-cell office:value-type="float" office:value="1566.0587">
                <text:p>1566.0587</text:p>
              </table:table-cell>
              <table:table-cell office:value-type="float" office:value="1391.9706">
                <text:p>1391.9706</text:p>
              </table:table-cell>
              <table:table-cell office:value-type="float" office:value="1370.7217">
                <text:p>1370.7217</text:p>
              </table:table-cell>
              <table:table-cell office:value-type="float" office:value="1714.6891">
                <text:p>1714.6891</text:p>
              </table:table-cell>
              <table:table-cell office:value-type="float" office:value="6847.1798">
                <text:p>6847.17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3.6215">
                <text:p>683.6215</text:p>
              </table:table-cell>
              <table:table-cell office:value-type="float" office:value="1293.81">
                <text:p>1293.81</text:p>
              </table:table-cell>
              <table:table-cell office:value-type="float" office:value="1421.0338">
                <text:p>1421.0338</text:p>
              </table:table-cell>
              <table:table-cell office:value-type="float" office:value="1761.7577">
                <text:p>1761.7577</text:p>
              </table:table-cell>
              <table:table-cell office:value-type="float" office:value="1865.0126">
                <text:p>1865.0126</text:p>
              </table:table-cell>
              <table:table-cell office:value-type="float" office:value="7788.6967">
                <text:p>7788.69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8.2577">
                <text:p>678.2577</text:p>
              </table:table-cell>
              <table:table-cell office:value-type="float" office:value="789.463">
                <text:p>789.463</text:p>
              </table:table-cell>
              <table:table-cell office:value-type="float" office:value="1398.5398">
                <text:p>1398.5398</text:p>
              </table:table-cell>
              <table:table-cell office:value-type="float" office:value="1323.7342">
                <text:p>1323.7342</text:p>
              </table:table-cell>
              <table:table-cell office:value-type="float" office:value="1986.9242">
                <text:p>1986.9242</text:p>
              </table:table-cell>
              <table:table-cell office:value-type="float" office:value="6247.1625">
                <text:p>6247.1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67cm" svg:y="0.316cm" chart:style-name="ch2">
          <text:p>Productividad</text:p>
        </chart:title>
        <chart:legend chart:legend-position="top" svg:x="3.824cm" svg:y="1.28cm" style:legend-expansion="wide" chart:style-name="ch3"/>
        <chart:plot-area chart:style-name="ch4" table:cell-range-address="Sheet1.I3:Sheet1.N8" chart:data-source-has-labels="row" svg:x="1.331cm" svg:y="2.058cm" svg:width="14.349cm" svg:height="5.781cm">
          <chartooo:coordinate-region svg:x="2.138cm" svg:y="2.257cm" svg:width="13.542cm" svg:height="4.935cm"/>
          <chart:axis chart:dimension="x" chart:name="primary-x" chart:style-name="ch5">
            <chart:title svg:x="7.68cm" svg:y="8.019cm" chart:style-name="ch6">
              <text:p>nº muestra</text:p>
            </chart:title>
          </chart:axis>
          <chart:axis chart:dimension="y" chart:name="primary-y" chart:style-name="ch7">
            <chart:title svg:x="0.451cm" svg:y="5.984cm" chart:style-name="ch8">
              <text:p>producitivdad</text:p>
            </chart:title>
            <chart:grid chart:style-name="ch9" chart:class="major"/>
          </chart:axis>
          <chart:series chart:style-name="ch10" chart:values-cell-range-address="Sheet1.I4:Sheet1.I8" chart:label-cell-address="Sheet1.I3:Sheet1.I3" chart:class="chart:bar">
            <chart:data-point chart:repeated="5"/>
          </chart:series>
          <chart:series chart:style-name="ch11" chart:values-cell-range-address="Sheet1.J4:Sheet1.J8" chart:label-cell-address="Sheet1.J3:Sheet1.J3" chart:class="chart:bar">
            <chart:data-point chart:repeated="5"/>
          </chart:series>
          <chart:series chart:style-name="ch12" chart:values-cell-range-address="Sheet1.K4:Sheet1.K8" chart:label-cell-address="Sheet1.K3:Sheet1.K3" chart:class="chart:bar">
            <chart:data-point chart:repeated="5"/>
          </chart:series>
          <chart:series chart:style-name="ch13" chart:values-cell-range-address="Sheet1.L4:Sheet1.L8" chart:label-cell-address="Sheet1.L3:Sheet1.L3" chart:class="chart:bar">
            <chart:data-point chart:repeated="5"/>
          </chart:series>
          <chart:series chart:style-name="ch14" chart:values-cell-range-address="Sheet1.M4:Sheet1.M8" chart:label-cell-address="Sheet1.M3:Sheet1.M3" chart:class="chart:bar">
            <chart:data-point chart:repeated="5"/>
          </chart:series>
          <chart:series chart:style-name="ch15" chart:values-cell-range-address="Sheet1.N4:Sheet1.N8" chart:label-cell-address="Sheet1.N3:Sheet1.N3" chart:class="chart:ba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 cpu</text:p>
                <draw:g>
                  <svg:desc>Sheet1.I3:Sheet1.I3</svg:desc>
                </draw:g>
              </table:table-cell>
              <table:table-cell office:value-type="string">
                <text:p>5 cpu</text:p>
                <draw:g>
                  <svg:desc>Sheet1.J3:Sheet1.J3</svg:desc>
                </draw:g>
              </table:table-cell>
              <table:table-cell office:value-type="string">
                <text:p>4 cpu</text:p>
                <draw:g>
                  <svg:desc>Sheet1.K3:Sheet1.K3</svg:desc>
                </draw:g>
              </table:table-cell>
              <table:table-cell office:value-type="string">
                <text:p>3 cpu</text:p>
                <draw:g>
                  <svg:desc>Sheet1.L3:Sheet1.L3</svg:desc>
                </draw:g>
              </table:table-cell>
              <table:table-cell office:value-type="string">
                <text:p>2 cpu</text:p>
                <draw:g>
                  <svg:desc>Sheet1.M3:Sheet1.M3</svg:desc>
                </draw:g>
              </table:table-cell>
              <table:table-cell office:value-type="string">
                <text:p>1 cpu</text:p>
                <draw:g>
                  <svg:desc>Sheet1.N3:Sheet1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2.41">
                <text:p>302.41</text:p>
                <draw:g>
                  <svg:desc>Sheet1.I4:Sheet1.I8</svg:desc>
                </draw:g>
              </table:table-cell>
              <table:table-cell office:value-type="float" office:value="194.84">
                <text:p>194.84</text:p>
                <draw:g>
                  <svg:desc>Sheet1.J4:Sheet1.J8</svg:desc>
                </draw:g>
              </table:table-cell>
              <table:table-cell office:value-type="float" office:value="127.72">
                <text:p>127.72</text:p>
                <draw:g>
                  <svg:desc>Sheet1.K4:Sheet1.K8</svg:desc>
                </draw:g>
              </table:table-cell>
              <table:table-cell office:value-type="float" office:value="81.71">
                <text:p>81.71</text:p>
                <draw:g>
                  <svg:desc>Sheet1.L4:Sheet1.L8</svg:desc>
                </draw:g>
              </table:table-cell>
              <table:table-cell office:value-type="float" office:value="63.93">
                <text:p>63.93</text:p>
                <draw:g>
                  <svg:desc>Sheet1.M4:Sheet1.M8</svg:desc>
                </draw:g>
              </table:table-cell>
              <table:table-cell office:value-type="float" office:value="28.48">
                <text:p>28.48</text:p>
                <draw:g>
                  <svg:desc>Sheet1.N4:Sheet1.N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5.97">
                <text:p>265.97</text:p>
              </table:table-cell>
              <table:table-cell office:value-type="float" office:value="169.68">
                <text:p>169.68</text:p>
              </table:table-cell>
              <table:table-cell office:value-type="float" office:value="142.89">
                <text:p>142.89</text:p>
              </table:table-cell>
              <table:table-cell office:value-type="float" office:value="145.62">
                <text:p>145.62</text:p>
              </table:table-cell>
              <table:table-cell office:value-type="float" office:value="70.67">
                <text:p>70.67</text:p>
              </table:table-cell>
              <table:table-cell office:value-type="float" office:value="26.99">
                <text:p>26.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1.3">
                <text:p>291.3</text:p>
              </table:table-cell>
              <table:table-cell office:value-type="float" office:value="127.71">
                <text:p>127.71</text:p>
              </table:table-cell>
              <table:table-cell office:value-type="float" office:value="143.68">
                <text:p>143.68</text:p>
              </table:table-cell>
              <table:table-cell office:value-type="float" office:value="145.91">
                <text:p>145.91</text:p>
              </table:table-cell>
              <table:table-cell office:value-type="float" office:value="116.64">
                <text:p>116.64</text:p>
              </table:table-cell>
              <table:table-cell office:value-type="float" office:value="29.21">
                <text:p>29.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2.56">
                <text:p>292.56</text:p>
              </table:table-cell>
              <table:table-cell office:value-type="float" office:value="154.58">
                <text:p>154.58</text:p>
              </table:table-cell>
              <table:table-cell office:value-type="float" office:value="140.74">
                <text:p>140.74</text:p>
              </table:table-cell>
              <table:table-cell office:value-type="float" office:value="113.52">
                <text:p>113.52</text:p>
              </table:table-cell>
              <table:table-cell office:value-type="float" office:value="107.24">
                <text:p>107.24</text:p>
              </table:table-cell>
              <table:table-cell office:value-type="float" office:value="25.68">
                <text:p>25.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4.87">
                <text:p>294.87</text:p>
              </table:table-cell>
              <table:table-cell office:value-type="float" office:value="253.34">
                <text:p>253.34</text:p>
              </table:table-cell>
              <table:table-cell office:value-type="float" office:value="143.01">
                <text:p>143.01</text:p>
              </table:table-cell>
              <table:table-cell office:value-type="float" office:value="151.09">
                <text:p>151.09</text:p>
              </table:table-cell>
              <table:table-cell office:value-type="float" office:value="100.66">
                <text:p>100.66</text:p>
              </table:table-cell>
              <table:table-cell office:value-type="float" office:value="32.01">
                <text:p>32.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